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1cm" svg:x="1.1cm" svg:y="8.8cm">
          <text:p text:style-name="P1"><text:span text:style-name="T1">Se leyo EO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1cm" svg:x="6.9cm" svg:y="9.1cm">
          <text:p text:style-name="P1"><text:span text:style-name="T1">Se recupero un av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1cm" svg:x="6.8cm" svg:y="4.8cm">
          <text:p text:style-name="P1"><text:span text:style-name="T1">¿Hay mas aviones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1cm" svg:x="11.6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3.5cm" svg:height="1.9cm" svg:x="2.6cm" svg:y="6.5cm">
          <text:p text:style-name="P1"><text:span text:style-name="T2">Leer FI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4.7cm" svg:height="1.9cm" svg:x="11.1cm" svg:y="6.6cm">
          <text:p text:style-name="P1"><text:span text:style-name="T2">Enviar avion a </text:span></text:p>
          <text:p text:style-name="P1"><text:span text:style-name="T2">Cola de Prior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3cm" svg:height="1.9cm" svg:x="2.6cm" svg:y="11.1cm">
          <text:p text:style-name="P1"><text:span text:style-name="T2">Liberar Re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cm" svg:height="1.1cm" svg:x="11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cm" svg:y1="3.3cm" svg:x2="4.2cm" svg:y2="6.5cm">
          <text:p/>
        </draw:line>
        <draw:line draw:style-name="gr5" draw:text-style-name="P1" draw:layer="layout" svg:x1="4.4cm" svg:y1="8.4cm" svg:x2="4.4cm" svg:y2="11.1cm">
          <text:p/>
        </draw:line>
        <draw:connector draw:style-name="gr5" draw:text-style-name="P1" draw:layer="layout" draw:type="curve" svg:x1="5.588cm" svg:y1="8.122cm" svg:x2="11.788cm" svg:y2="8.222cm" draw:start-shape="id1" draw:start-glue-point="9" draw:end-shape="id2" draw:end-glue-point="7" svg:d="m5588 8122c0 1320 6200 1270 6200 100" svg:viewBox="0 0 6201 985">
          <text:p/>
        </draw:connector>
        <draw:connector draw:style-name="gr5" draw:text-style-name="P1" draw:layer="layout" draw:type="curve" svg:x1="11.788cm" svg:y1="6.878cm" svg:x2="5.588cm" svg:y2="6.778cm" draw:start-shape="id2" draw:start-glue-point="5" draw:end-shape="id1" draw:end-glue-point="11" svg:d="m11788 6878c0-1318-6200-1268-6200-100" svg:viewBox="0 0 6201 983">
          <text:p/>
        </draw:connector>
        <draw:line draw:style-name="gr5" draw:text-style-name="P1" draw:layer="layout" svg:x1="6.9cm" svg:y1="12.1cm" svg:x2="11.1cm" svg:y2="12.1cm">
          <text:p/>
        </draw:line>
        <draw:custom-shape draw:style-name="gr3" draw:text-style-name="P3" draw:layer="layout" svg:width="4.4cm" svg:height="1.9cm" svg:x="4.9cm" svg:y="1.8cm">
          <text:p text:style-name="P1"><text:span text:style-name="T2">Obtener re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cm" svg:y1="2.6cm" svg:x2="9.3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31T23:45:46.871548851</meta:creation-date>
    <dc:date>2013-11-01T00:32:06.830641633</dc:date>
    <dc:creator>migue </dc:creator>
    <meta:editing-duration>PT33M31S</meta:editing-duration>
    <meta:editing-cycles>3</meta:editing-cycles>
    <meta:generator>LibreOffice/4.1.2.3$Linux_X86_64 LibreOffice_project/410m0$Build-3</meta:generator>
    <meta:document-statistic meta:object-count="15"/>
  </office:meta>
</office:document-meta>
</file>